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png" manifest:full-path="Pictures/10000000000003200000025857AC7A9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glacier-title" style:list-style-name="L3">
      <style:graphic-properties draw:fill-color="#ffffff" draw:auto-grow-height="true" fo:min-height="2.664cm"/>
    </style:style>
    <style:style style:name="pr2" style:family="presentation" style:parent-style-name="glacier-subtitle">
      <style:graphic-properties draw:fill-color="#ffffff" draw:auto-grow-height="true" fo:min-height="13.861cm"/>
    </style:style>
    <style:style style:name="pr3" style:family="presentation" style:parent-style-name="glacier-notes">
      <style:graphic-properties draw:fill-color="#ffffff" draw:auto-grow-height="true" fo:min-height="13.365cm"/>
    </style:style>
    <style:style style:name="pr4" style:family="presentation" style:parent-style-name="glacier-title" style:list-style-name="L3">
      <style:graphic-properties draw:fill-color="#ffffff" draw:auto-grow-height="true" fo:min-height="2.664cm"/>
    </style:style>
    <style:style style:name="pr5" style:family="presentation" style:parent-style-name="glacier-outline1">
      <style:graphic-properties draw:fill-color="#ffffff" draw:auto-grow-height="true" fo:min-height="13.231cm"/>
    </style:style>
    <style:style style:name="pr6" style:family="presentation" style:parent-style-name="glacier-title" style:list-style-name="L3">
      <style:graphic-properties draw:fill-color="#ffffff" draw:auto-grow-height="true" fo:min-height="2.664cm"/>
    </style:style>
    <style:style style:name="pr7" style:family="presentation" style:parent-style-name="glacier-outline1">
      <style:graphic-properties draw:fill-color="#ffffff" fo:min-height="13.231cm"/>
    </style:style>
    <style:style style:name="pr8" style:family="presentation" style:parent-style-name="glacier-title" style:list-style-name="L3">
      <style:graphic-properties draw:fill-color="#ffffff" draw:auto-grow-height="true" fo:min-height="2.664cm"/>
    </style:style>
    <style:style style:name="pr9" style:family="presentation" style:parent-style-name="glacier-title" style:list-style-name="L3">
      <style:graphic-properties draw:fill-color="#ffffff" draw:auto-grow-height="true" fo:min-height="2.664cm"/>
    </style:style>
    <style:style style:name="pr10" style:family="presentation" style:parent-style-name="glacier-title" style:list-style-name="L3">
      <style:graphic-properties draw:fill-color="#ffffff" draw:auto-grow-height="true" fo:min-height="2.664cm"/>
    </style:style>
    <style:style style:name="pr11" style:family="presentation" style:parent-style-name="glacier-title" style:list-style-name="L3">
      <style:graphic-properties draw:fill-color="#ffffff" draw:auto-grow-height="true" fo:min-height="2.664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glacier" presentation:presentation-page-layout-name="AL1T0" draw:id="id1">
        <draw:frame presentation:style-name="pr1" draw:text-style-name="P1" draw:layer="layout" svg:width="26cm" svg:height="2.664cm" svg:x="1cm" svg:y="1.037cm" presentation:class="title" presentation:user-transformed="true">
          <draw:text-box>
            <text:p>Technoanarchist Revolution</text:p>
          </draw:text-box>
        </draw:frame>
        <draw:frame presentation:style-name="pr2" draw:text-style-name="P2" draw:layer="layout" svg:width="25.099cm" svg:height="13.861cm" svg:x="1.5cm" svg:y="7cm" presentation:class="subtitle" presentation:user-transformed="true">
          <draw:text-box>
            <text:p/>
            <text:p/>
          </draw:text-box>
        </draw:frame>
        <anim:par presentation:node-type="timing-root">
          <anim:par smil:begin="id1.begin">
            <anim:transitionFilter smil:dur="1s" smil:type="random"/>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glacier" presentation:presentation-page-layout-name="AL2T1" draw:id="id2">
        <draw:frame presentation:style-name="pr4" draw:text-style-name="P1" draw:layer="layout" svg:width="26cm" svg:height="2.664cm" svg:x="1cm" svg:y="1.037cm" presentation:class="title">
          <draw:text-box draw:corner-radius="0.003cm">
            <text:p text:style-name="P1">Long-term Goal</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State the intended goal</text:p>
              </text:list-item>
            </text:list>
          </draw:text-box>
        </draw:frame>
        <anim:par presentation:node-type="timing-root">
          <anim:par smil:begin="id2.begin">
            <anim:transitionFilter smil:dur="1s" smil:type="random"/>
          </anim:par>
        </anim:par>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Customer Wishes" draw:style-name="dp1" draw:master-page-name="glacier" presentation:presentation-page-layout-name="AL2T1" draw:id="id3">
        <draw:frame presentation:style-name="pr6" draw:text-style-name="P1" draw:layer="layout" svg:width="26cm" svg:height="2.664cm" svg:x="1cm" svg:y="1.037cm" presentation:class="title">
          <draw:text-box draw:corner-radius="0.016cm">
            <text:p text:style-name="P1">Customer Wishes</text:p>
          </draw:text-box>
        </draw:frame>
        <draw:frame presentation:style-name="pr7" draw:text-style-name="P6" draw:layer="layout" svg:width="23.384cm" svg:height="13.231cm" svg:x="2.585cm" svg:y="5.838cm" presentation:class="outline" presentation:user-transformed="true">
          <draw:text-box draw:corner-radius="0.016cm">
            <text:list text:style-name="L2">
              <text:list-item>
                <text:p text:style-name="P5">Describe customer needs and wishes</text:p>
              </text:list-item>
              <text:list-item>
                <text:p text:style-name="P5">Explain the requirements</text:p>
              </text:list-item>
            </text:list>
          </draw:text-box>
        </draw:frame>
        <anim:par presentation:node-type="timing-root">
          <anim:par smil:begin="id3.begin">
            <anim:transitionFilter smil:dur="1s" smil:type="random"/>
          </anim:par>
        </anim:par>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Fulfilling Customer Needs" draw:style-name="dp1" draw:master-page-name="glacier" presentation:presentation-page-layout-name="AL2T1" draw:id="id4">
        <draw:frame presentation:style-name="pr8" draw:text-style-name="P1" draw:layer="layout" svg:width="26cm" svg:height="3.473cm" svg:x="1cm" svg:y="0.632cm" presentation:class="title">
          <draw:text-box draw:corner-radius="0.032cm">
            <text:p text:style-name="P1">Fulfilling <text:line-break/>Customer Needs</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5">Describe the main attributes of the product</text:p>
              </text:list-item>
              <text:list-item>
                <text:p text:style-name="P5">Link the product attributes to customer needs</text:p>
              </text:list-item>
            </text:list>
          </draw:text-box>
        </draw:frame>
        <anim:par presentation:node-type="timing-root">
          <anim:par smil:begin="id4.begin">
            <anim:transitionFilter smil:dur="1s" smil:type="random"/>
          </anim:par>
        </anim:par>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Cost Analysis" draw:style-name="dp1" draw:master-page-name="glacier" presentation:presentation-page-layout-name="AL2T1" draw:id="id5">
        <draw:frame presentation:style-name="pr9" draw:text-style-name="P1" draw:layer="layout" svg:width="26cm" svg:height="2.664cm" svg:x="1cm" svg:y="1.037cm" presentation:class="title">
          <draw:text-box>
            <text:p text:style-name="P1">Cost Analysis</text:p>
          </draw:text-box>
        </draw:frame>
        <draw:frame presentation:style-name="pr5" draw:text-style-name="P4" draw:layer="layout" svg:width="23.384cm" svg:height="13.231cm" svg:x="2.285cm" svg:y="5.938cm" presentation:class="outline" presentation:user-transformed="true">
          <draw:text-box>
            <text:list text:style-name="L2">
              <text:list-item>
                <text:p text:style-name="P3">Indicate the financial advantages for the customer</text:p>
              </text:list-item>
              <text:list-item>
                <text:p text:style-name="P3">Compare quality and price with those of the competition</text:p>
              </text:list-item>
            </text:list>
          </draw:text-box>
        </draw:frame>
        <anim:par presentation:node-type="timing-root">
          <anim:par smil:begin="id5.begin">
            <anim:transitionFilter smil:dur="1s" smil:type="random"/>
          </anim:par>
        </anim:par>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Strengths and Advantages" draw:style-name="dp1" draw:master-page-name="glacier" presentation:presentation-page-layout-name="AL2T1" draw:id="id6">
        <draw:frame presentation:style-name="pr10" draw:text-style-name="P1" draw:layer="layout" svg:width="26cm" svg:height="2.664cm" svg:x="1cm" svg:y="1.037cm" presentation:class="title">
          <draw:text-box>
            <text:p text:style-name="P1">Strengths and Advantages</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5">Summarize the special features and advantages of the product being introduced</text:p>
              </text:list-item>
            </text:list>
          </draw:text-box>
        </draw:frame>
        <anim:par presentation:node-type="timing-root">
          <anim:par smil:begin="id6.begin">
            <anim:transitionFilter smil:dur="1s" smil:type="random"/>
          </anim:par>
        </anim:par>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Next Steps of Action" draw:style-name="dp1" draw:master-page-name="glacier" presentation:presentation-page-layout-name="AL2T1" draw:id="id7">
        <draw:frame presentation:style-name="pr11" draw:text-style-name="P1" draw:layer="layout" svg:width="26cm" svg:height="2.664cm" svg:x="1cm" svg:y="1.037cm" presentation:class="title">
          <draw:text-box>
            <text:p text:style-name="P1">Next Steps of Action</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5">Explain the steps that now need to be taken</text:p>
              </text:list-item>
            </text:list>
          </draw:text-box>
        </draw:frame>
        <anim:par presentation:node-type="timing-root">
          <anim:par smil:begin="id7.begin">
            <anim:transitionFilter smil:dur="1s" smil:type="random"/>
          </anim:par>
        </anim:par>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winteraletsch" xlink:href="Pictures/10000000000003200000025857AC7A97.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glacier-background" style:family="presentation">
      <style:graphic-properties draw:stroke="none" draw:fill="bitmap" draw:fill-image-name="winteraletsch" style:repeat="stretch"/>
      <style:text-properties style:letter-kerning="true"/>
    </style:style>
    <style:style style:name="glacier-backgroundobjects" style:family="presentation">
      <style:graphic-properties draw:shadow="hidden" draw:shadow-offset-x="0.3cm" draw:shadow-offset-y="0.3cm" draw:shadow-color="#808080"/>
      <style:text-properties fo:language="en" fo:country="US" style:letter-kerning="true"/>
    </style:style>
    <style:style style:name="glacier-notes" style:family="presentation">
      <style:graphic-properties draw:stroke="none" draw:fill="none">
        <text:list-style style:name="glaci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glacier-outline1" style:family="presentation">
      <style:graphic-properties draw:stroke="none" draw:fill="none">
        <text:list-style style:name="glaci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glacier-outline2" style:family="presentation" style:parent-style-name="glacier-outline1">
      <style:paragraph-properties fo:margin-left="2.4cm" fo:margin-right="0cm" fo:margin-top="0cm" fo:margin-bottom="0.4cm" fo:text-indent="-0.8cm"/>
      <style:text-properties fo:font-size="28pt" style:font-size-asian="28pt" style:font-size-complex="28pt"/>
    </style:style>
    <style:style style:name="glacier-outline3" style:family="presentation" style:parent-style-name="glacier-outline2">
      <style:paragraph-properties fo:margin-left="3.6cm" fo:margin-right="0cm" fo:margin-top="0cm" fo:margin-bottom="0.3cm" fo:text-indent="-0.6cm"/>
      <style:text-properties fo:font-size="24pt" style:font-size-asian="24pt" style:font-size-complex="24pt"/>
    </style:style>
    <style:style style:name="glacier-outline4" style:family="presentation" style:parent-style-name="glacier-outline3">
      <style:paragraph-properties fo:margin-left="4.8cm" fo:margin-right="0cm" fo:margin-top="0cm" fo:margin-bottom="0.2cm" fo:text-indent="-0.6cm"/>
      <style:text-properties fo:font-size="20pt" style:font-size-asian="20pt" style:font-size-complex="20pt"/>
    </style:style>
    <style:style style:name="glacier-outline5" style:family="presentation" style:parent-style-name="glacier-outline4">
      <style:paragraph-properties fo:margin-left="6cm" fo:margin-right="0cm" fo:margin-top="0cm" fo:margin-bottom="0.1cm" fo:text-indent="-0.6cm"/>
      <style:text-properties fo:font-size="20pt" style:font-size-asian="20pt" style:font-size-complex="20pt"/>
    </style:style>
    <style:style style:name="glacier-outline6" style:family="presentation" style:parent-style-name="glacier-outline5">
      <style:paragraph-properties fo:margin-left="7.2cm" fo:margin-right="0cm" fo:margin-top="0cm" fo:margin-bottom="0.1cm" fo:text-indent="-0.6cm"/>
      <style:text-properties fo:font-size="20pt" style:font-size-asian="20pt" style:font-size-complex="20pt"/>
    </style:style>
    <style:style style:name="glacier-outline7" style:family="presentation" style:parent-style-name="glacier-outline6">
      <style:paragraph-properties fo:margin-left="8.4cm" fo:margin-right="0cm" fo:margin-top="0cm" fo:margin-bottom="0.1cm" fo:text-indent="-0.6cm"/>
      <style:text-properties fo:font-size="20pt" style:font-size-asian="20pt" style:font-size-complex="20pt"/>
    </style:style>
    <style:style style:name="glacier-outline8" style:family="presentation" style:parent-style-name="glacier-outline7">
      <style:paragraph-properties fo:margin-left="9.6cm" fo:margin-right="0cm" fo:margin-top="0cm" fo:margin-bottom="0.1cm" fo:text-indent="-0.6cm"/>
      <style:text-properties fo:font-size="20pt" style:font-size-asian="20pt" style:font-size-complex="20pt"/>
    </style:style>
    <style:style style:name="glacier-outline9" style:family="presentation" style:parent-style-name="glacier-outline8">
      <style:paragraph-properties fo:margin-left="10.8cm" fo:margin-right="0cm" fo:margin-top="0cm" fo:margin-bottom="0.1cm" fo:text-indent="-0.6cm"/>
      <style:text-properties fo:font-size="20pt" style:font-size-asian="20pt" style:font-size-complex="20pt"/>
    </style:style>
    <style:style style:name="glacier-subtitle" style:family="presentation">
      <style:graphic-properties draw:stroke="none" draw:fill="none" draw:textarea-vertical-align="middle">
        <text:list-style style:name="glaci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glacier-title" style:family="presentation">
      <style:graphic-properties draw:stroke="none" draw:fill="none" draw:textarea-vertical-align="middle">
        <text:list-style style:name="glaci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winteraletsch" style:repeat="stretch"/>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glacier-backgroundobjects">
      <style:graphic-properties draw:stroke="none" draw:fill="none" draw:fill-color="#ffffff" draw:auto-grow-height="false" fo:min-height="1.449cm"/>
    </style:style>
    <style:style style:name="Mpr2" style:family="presentation" style:parent-style-name="glacier-backgroundobjects">
      <style:graphic-properties draw:stroke="none" draw:fill="none" draw:fill-color="#ffffff" draw:auto-grow-height="false" fo:min-height="1.485cm"/>
    </style:style>
    <style:style style:name="Mpr3" style:family="presentation" style:parent-style-name="glacier-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number="2"/>
      <draw:page-thumbnail draw:layer="backgroundobjects" svg:width="10.599cm" svg:height="7.949cm" svg:x="16.725cm" svg:y="2.05cm" draw:page-number="3"/>
      <draw:page-thumbnail draw:layer="backgroundobjects" svg:width="10.599cm" svg:height="7.949cm" svg:x="16.725cm" svg:y="11cm" draw:page-number="4"/>
    </style:handout-master>
    <style:master-page style:name="glacier" style:page-layout-name="PM1" draw:style-name="Mdp1">
      <draw:frame presentation:style-name="glacier-title" draw:layer="backgroundobjects" svg:width="26cm" svg:height="2.663cm" svg:x="1cm" svg:y="1.037cm" presentation:class="title" presentation:placeholder="true">
        <draw:text-box/>
      </draw:frame>
      <draw:frame presentation:style-name="glacier-outline1" draw:layer="backgroundobjects" svg:width="25.099cm" svg:height="13.86cm" svg:x="1.5cm" svg:y="7cm" presentation:class="outline" presentation:placeholder="true">
        <draw:text-box/>
      </draw:frame>
      <draw:frame presentation:style-name="Mpr1" draw:text-style-name="MP1" draw:layer="backgroundobjects" svg:width="6.523cm" svg:height="1.448cm" svg:x="1.4cm" svg:y="19.531cm" presentation:class="date-time">
        <draw:text-box>
          <text:p text:style-name="MP1"><text:span text:style-name="MT1"><presentation:date-time/></text:span></text:p>
        </draw:text-box>
      </draw:frame>
      <draw:frame presentation:style-name="Mpr1" draw:text-style-name="MP2" draw:layer="backgroundobjects" svg:width="8.875cm" svg:height="1.448cm" svg:x="9.576cm" svg:y="19.531cm" presentation:class="footer">
        <draw:text-box>
          <text:p text:style-name="MP2"><text:span text:style-name="MT1"><presentation:footer/></text:span></text:p>
        </draw:text-box>
      </draw:frame>
      <draw:frame presentation:style-name="Mpr1" draw:text-style-name="MP3" draw:layer="backgroundobjects" svg:width="6.523cm" svg:height="1.448cm" svg:x="20.076cm" svg:y="19.531cm" presentation:class="page-number">
        <draw:text-box>
          <text:p text:style-name="MP3"><text:span text:style-name="MT1"><text:page-number>&lt;number&gt;</text:page-number></text:span></text:p>
        </draw:text-box>
      </draw:frame>
      <presentation:notes style:page-layout-name="PM2">
        <draw:page-thumbnail presentation:style-name="glacier-title" draw:layer="backgroundobjects" svg:width="14.848cm" svg:height="11.136cm" svg:x="3.075cm" svg:y="2.257cm" presentation:class="page"/>
        <draw:frame presentation:style-name="glaci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dc:title>Introducing a New Product</dc:title>
    <dc:description>General introduction of a new product taking customer wishes into account</dc:description>
    <meta:creation-date>2009-08-28T10:18:47</meta:creation-date>
    <dc:language>en-US</dc:language>
    <meta:editing-cycles>2</meta:editing-cycles>
    <meta:editing-duration>PT00H01M00S</meta:editing-duration>
    <meta:initial-creator>Holcomb</meta:initial-creator>
    <dc:date>2009-08-28T10:19:39</dc:date>
    <dc:creator>Holcomb</dc:creator>
    <meta:document-statistic meta:object-count="43"/>
    <meta:user-defined meta:name="Info 0"/>
    <meta:user-defined meta:name="Info 1"/>
    <meta:user-defined meta:name="Info 2"/>
    <meta:user-defined meta:name="Info 3"/>
    <meta:template xlink:type="simple" xlink:actuate="onRequest" xlink:title="Introducing a New Product" xlink:href="file:///usr/lib/openoffice/basis3.0/share/template/en-US/presnt/prs-novelty.otp"/>
  </office:meta>
</office:document-meta>
</file>